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3889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0.8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889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0.888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2613*" fo:start-indent="0in" fo:end-indent="0in"/>
          <style:column style:rel-width="261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2614*" fo:start-indent="0in" fo:end-indent="0in"/>
          <style:column style:rel-width="2614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actoring Golf</text:p>
      <text:p text:style-name="P1">SCORE CARD</text:p>
      <text:p text:style-name="P1"/>
      <text:section text:style-name="Sect1" text:name="Section1">
        <text:p text:style-name="P2">Team</text:p>
        <text:p text:style-name="P2">___________________</text:p>
        <text:p text:style-name="P2">Hole</text:p>
        <text:p text:style-name="P2">___________________</text:p>
      </text:section>
      <text:p text:style-name="P2"><text:s text:c="2"/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Refactoring/Change</text:p>
          </table:table-cell>
          <table:table-cell table:style-name="Table1.B1" office:value-type="string">
            <text:p text:style-name="P4">Points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1">Refactoring Golf</text:p>
      <text:p text:style-name="P1">SCORE CARD</text:p>
      <text:p text:style-name="P1"/>
      <text:section text:style-name="Sect2" text:name="Section2">
        <text:p text:style-name="P2">Team</text:p>
        <text:p text:style-name="P2">___________________</text:p>
        <text:p text:style-name="P2">Hole</text:p>
        <text:p text:style-name="P2">___________________</text:p>
      </text:section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Refactoring/Change</text:p>
          </table:table-cell>
          <table:table-cell table:style-name="Table2.B1" office:value-type="string">
            <text:p text:style-name="P4">Points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429in" fo:margin-bottom="0.7098in" fo:margin-left="0.6299in" fo:margin-right="0.6098in" style:shadow="none" fo:background-color="transparent" style:writing-mode="lr-tb" style:footnote-max-height="0in">
        <style:background-image/>
        <style:columns fo:column-count="2" fo:column-gap="0in">
          <style:column style:rel-width="5227*" fo:start-indent="0in" fo:end-indent="0in"/>
          <style:column style:rel-width="522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125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ip </meta:initial-creator>
    <meta:creation-date>2013-10-08T15:53:04</meta:creation-date>
    <dc:date>2013-10-08T16:27:23</dc:date>
    <dc:creator>mlip </dc:creator>
    <meta:editing-duration>PT2M58S</meta:editing-duration>
    <meta:editing-cycles>1</meta:editing-cycles>
    <meta:generator>LibreOffice/3.5$Linux_X86_64 LibreOffice_project/350m1$Build-2</meta:generator>
    <meta:document-statistic meta:table-count="2" meta:image-count="0" meta:object-count="0" meta:page-count="1" meta:paragraph-count="17" meta:word-count="20" meta:character-count="194" meta:non-whitespace-character-count="188"/>
  </office:meta>
</office:document-meta>
</file>